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3.47mm" svg:y="108.62mm">
            <draw:object draw:notify-on-update-of-ranges="Sheet1.A25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office:value-type="string" calcext:value-type="string">
            <text:p>Raw: 18804 <text:s text:c="3"/>sampled: 1893.713 <text:s text:c="2"/>given: 16000 <text:s text:c="2"/>gain: 8.449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804 <text:s text:c="3"/>sampled: 1893.713 <text:s text:c="2"/>given: 16000 <text:s text:c="2"/>gain: 8.449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30 <text:s text:c="3"/>sampled: 1775.482 <text:s text:c="2"/>given: 15000 <text:s text:c="2"/>gain: 8.4484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29 <text:s text:c="3"/>sampled: 1775.381 <text:s text:c="2"/>given: 15000 <text:s text:c="2"/>gain: 8.448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55 <text:s text:c="3"/>sampled: 1657.15 <text:s text:c="2"/>given: 14000 <text:s text:c="2"/>gain: 8.448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55 <text:s text:c="3"/>sampled: 1657.15 <text:s text:c="2"/>given: 14000 <text:s text:c="2"/>gain: 8.448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80 <text:s text:c="3"/>sampled: 1538.818 <text:s text:c="2"/>given: 13000 <text:s text:c="2"/>gain: 8.448041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aw: 15280 <text:s text:c="3"/>sampled: 1538.818 <text:s text:c="2"/>given: 13000 <text:s text:c="2"/>gain: 8.448041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Raw: 14105 <text:s text:c="3"/>sampled: 1420.486 <text:s text:c="2"/>given: 12000 <text:s text:c="2"/>gain: 8.4478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4105 <text:s text:c="3"/>sampled: 1420.486 <text:s text:c="2"/>given: 12000 <text:s text:c="2"/>gain: 8.44781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Raw: 12930 <text:s text:c="3"/>sampled: 1302.155 <text:s text:c="2"/>given: 11000 <text:s text:c="2"/>gain: 8.44753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2930 <text:s text:c="3"/>sampled: 1302.155 <text:s text:c="2"/>given: 11000 <text:s text:c="2"/>gain: 8.44753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55 <text:s text:c="3"/>sampled: 1183.823 <text:s text:c="2"/>given: 10000 <text:s text:c="2"/>gain: 8.44721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55 <text:s text:c="3"/>sampled: 1183.823 <text:s text:c="2"/>given: 10000 <text:s text:c="2"/>gain: 8.44721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80 <text:s text:c="3"/>sampled: 1065.491 <text:s text:c="2"/>given: 9000 <text:s text:c="2"/>gain: 8.44681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80 <text:s text:c="3"/>sampled: 1065.491 <text:s text:c="2"/>given: 9000 <text:s text:c="2"/>gain: 8.44681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405 <text:s text:c="3"/>sampled: 947.1588 <text:s text:c="2"/>given: 8000 <text:s text:c="2"/>gain: 8.44631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404 <text:s text:c="3"/>sampled: 947.0581 <text:s text:c="2"/>given: 8000 <text:s text:c="2"/>gain: 8.44721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229 <text:s text:c="3"/>sampled: 828.7262 <text:s text:c="2"/>given: 7000 <text:s text:c="2"/>gain: 8.44669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229 <text:s text:c="3"/>sampled: 828.7262 <text:s text:c="2"/>given: 7000 <text:s text:c="2"/>gain: 8.44669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54 <text:s text:c="3"/>sampled: 710.3943 <text:s text:c="2"/>given: 6000 <text:s text:c="2"/>gain: 8.44601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54 <text:s text:c="3"/>sampled: 710.3943 <text:s text:c="2"/>given: 6000 <text:s text:c="2"/>gain: 8.446013</text:p>
          </table:table-cell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8.449008" calcext:value-type="float">
            <text:p>8.449008</text:p>
          </table:table-cell>
          <table:table-cell table:number-columns-repeated="1023"/>
        </table:table-row>
        <table:table-row table:style-name="ro1">
          <table:table-cell table:style-name="ce9" office:value-type="float" office:value="8.449008" calcext:value-type="float">
            <text:p>8.449008</text:p>
          </table:table-cell>
          <table:table-cell table:number-columns-repeated="1023"/>
        </table:table-row>
        <table:table-row table:style-name="ro1">
          <table:table-cell table:style-name="ce9" office:value-type="float" office:value="8.448409" calcext:value-type="float">
            <text:p>8.448409</text:p>
          </table:table-cell>
          <table:table-cell table:number-columns-repeated="1023"/>
        </table:table-row>
        <table:table-row table:style-name="ro1">
          <table:table-cell table:style-name="ce9" office:value-type="float" office:value="8.448889" calcext:value-type="float">
            <text:p>8.448889</text:p>
          </table:table-cell>
          <table:table-cell table:number-columns-repeated="1023"/>
        </table:table-row>
        <table:table-row table:style-name="ro1">
          <table:table-cell table:style-name="ce9" office:value-type="float" office:value="8.448238" calcext:value-type="float">
            <text:p>8.448238</text:p>
          </table:table-cell>
          <table:table-cell table:number-columns-repeated="1023"/>
        </table:table-row>
        <table:table-row table:style-name="ro1">
          <table:table-cell table:style-name="ce9" office:value-type="float" office:value="8.448238" calcext:value-type="float">
            <text:p>8.448238</text:p>
          </table:table-cell>
          <table:table-cell table:number-columns-repeated="1023"/>
        </table:table-row>
        <table:table-row table:style-name="ro1">
          <table:table-cell table:style-name="ce9" office:value-type="float" office:value="8.448041" calcext:value-type="float">
            <text:p>8.448041</text:p>
          </table:table-cell>
          <table:table-cell table:number-columns-repeated="1023"/>
        </table:table-row>
        <table:table-row table:style-name="ro1">
          <table:table-cell table:style-name="ce9" office:value-type="float" office:value="8.448041" calcext:value-type="float">
            <text:p>8.448041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81" calcext:value-type="float">
            <text:p>8.44781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81" calcext:value-type="float">
            <text:p>8.44781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538" calcext:value-type="float">
            <text:p>8.447538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538" calcext:value-type="float">
            <text:p>8.447538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211" calcext:value-type="float">
            <text:p>8.447211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211" calcext:value-type="float">
            <text:p>8.447211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813" calcext:value-type="float">
            <text:p>8.446813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813" calcext:value-type="float">
            <text:p>8.446813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313" calcext:value-type="float">
            <text:p>8.446313</text:p>
          </table:table-cell>
          <table:table-cell table:number-columns-repeated="1023"/>
        </table:table-row>
        <table:table-row table:style-name="ro1">
          <table:table-cell table:style-name="ce10" office:value-type="float" office:value="8.447211" calcext:value-type="float">
            <text:p>8.447211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698" calcext:value-type="float">
            <text:p>8.446698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698" calcext:value-type="float">
            <text:p>8.446698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013" calcext:value-type="float">
            <text:p>8.446013</text:p>
          </table:table-cell>
          <table:table-cell table:number-columns-repeated="1023"/>
        </table:table-row>
        <table:table-row table:style-name="ro1">
          <table:table-cell table:style-name="ce10" office:value-type="float" office:value="8.446013" calcext:value-type="float">
            <text:p>8.446013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float" office:value="8.4475" calcext:value-type="float">
            <text:p>8.4475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2">
          <table:table-cell table:style-name="ce5" office:value-type="string" calcext:value-type="string">
            <text:p>35A</text:p>
          </table:table-cell>
          <table:table-cell table:style-name="ce11" office:value-type="string" calcext:value-type="string">
            <text:p>35A Average</text:p>
          </table:table-cell>
          <table:table-cell table:style-name="ce11" office:value-type="string" calcext:value-type="string">
            <text:p>average V on Res</text:p>
          </table:table-cell>
          <table:table-cell table:style-name="ce11" office:value-type="string" calcext:value-type="string">
            <text:p>calculated current 35A</text:p>
          </table:table-cell>
          <table:table-cell table:style-name="ce11" office:value-type="string" calcext:value-type="string">
            <text:p>Gain 35A</text:p>
          </table:table-cell>
          <table:table-cell table:style-name="ce11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formula="of:=AVERAGE([.A52:.A189])" office:value-type="float" office:value="1619.05415217391" calcext:value-type="float">
            <text:p>1619.05415217391</text:p>
          </table:table-cell>
          <table:table-cell table:formula="of:=AVERAGE([.F52:.F57])" office:value-type="float" office:value="17.5177833333333" calcext:value-type="float">
            <text:p>17.5177833333333</text:p>
          </table:table-cell>
          <table:table-cell table:formula="of:=2*[.C52]" office:value-type="float" office:value="35.0355666666667" calcext:value-type="float">
            <text:p>35.0355666666667</text:p>
          </table:table-cell>
          <table:table-cell table:formula="of:=[.D52]/[.B52]" office:value-type="float" office:value="0.021639527386792" calcext:value-type="float">
            <text:p>0.021639527386792</text:p>
          </table:table-cell>
          <table:table-cell office:value-type="float" office:value="17.5179" calcext:value-type="float">
            <text:p>17.5179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4"/>
          <table:table-cell office:value-type="float" office:value="17.5177" calcext:value-type="float">
            <text:p>17.5177</text:p>
          </table:table-cell>
          <table:table-cell table:number-columns-repeated="1018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4"/>
          <table:table-cell office:value-type="float" office:value="17.5176" calcext:value-type="float">
            <text:p>17.5176</text:p>
          </table:table-cell>
          <table:table-cell table:number-columns-repeated="1018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4"/>
          <table:table-cell office:value-type="float" office:value="17.5178" calcext:value-type="float">
            <text:p>17.5178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4"/>
          <table:table-cell office:value-type="float" office:value="17.5179" calcext:value-type="float">
            <text:p>17.5179</text:p>
          </table:table-cell>
          <table:table-cell table:number-columns-repeated="1018"/>
        </table:table-row>
        <table:table-row table:style-name="ro1">
          <table:table-cell table:style-name="ce12" office:value-type="float" office:value="1618.176" calcext:value-type="float">
            <text:p>1618.176</text:p>
          </table:table-cell>
          <table:table-cell table:number-columns-repeated="4"/>
          <table:table-cell office:value-type="float" office:value="17.5178" calcext:value-type="float">
            <text:p>17.5178</text:p>
          </table:table-cell>
          <table:table-cell table:number-columns-repeated="1018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176" calcext:value-type="float">
            <text:p>1618.1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284" calcext:value-type="float">
            <text:p>1619.284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176" calcext:value-type="float">
            <text:p>1618.1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076" calcext:value-type="float">
            <text:p>1618.0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2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586" calcext:value-type="float">
            <text:p>1619.58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176" calcext:value-type="float">
            <text:p>1618.1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176" calcext:value-type="float">
            <text:p>1618.176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378" calcext:value-type="float">
            <text:p>1618.3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277" calcext:value-type="float">
            <text:p>1618.277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378" calcext:value-type="float">
            <text:p>1618.3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284" calcext:value-type="float">
            <text:p>1619.284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284" calcext:value-type="float">
            <text:p>1619.284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284" calcext:value-type="float">
            <text:p>1619.284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982" calcext:value-type="float">
            <text:p>1618.982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277" calcext:value-type="float">
            <text:p>1618.277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68" calcext:value-type="float">
            <text:p>1618.6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881" calcext:value-type="float">
            <text:p>1618.8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277" calcext:value-type="float">
            <text:p>1618.277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579" calcext:value-type="float">
            <text:p>1618.57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385" calcext:value-type="float">
            <text:p>1619.3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485" calcext:value-type="float">
            <text:p>1619.485</text:p>
          </table:table-cell>
          <table:table-cell table:number-columns-repeated="1023"/>
        </table:table-row>
        <table:table-row table:style-name="ro1">
          <table:table-cell table:style-name="ce12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12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12" office:value-type="float" office:value="1619.083" calcext:value-type="float">
            <text:p>1619.083</text:p>
          </table:table-cell>
          <table:table-cell table:number-columns-repeated="1023"/>
        </table:table-row>
        <table:table-row table:style-name="ro1" table:number-rows-repeated="123">
          <table:table-cell table:style-name="ce10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08:34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18T13:49:20.962000000</dc:date>
    <meta:editing-duration>PT7H9M3S</meta:editing-duration>
    <meta:editing-cycles>104</meta:editing-cycles>
    <meta:document-statistic meta:table-count="1" meta:cell-count="1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:Sheet1.A46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4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49008">
                <text:p>8.449008</text:p>
                <draw:g>
                  <svg:desc>Sheet1.A25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49008">
                <text:p>8.449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48409">
                <text:p>8.448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48889">
                <text:p>8.44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48238">
                <text:p>8.448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48238">
                <text:p>8.448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48041">
                <text:p>8.44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48041">
                <text:p>8.448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4781">
                <text:p>8.44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4781">
                <text:p>8.44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47538">
                <text:p>8.44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47538">
                <text:p>8.447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47211">
                <text:p>8.447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47211">
                <text:p>8.447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46813">
                <text:p>8.446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46813">
                <text:p>8.446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46313">
                <text:p>8.446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47211">
                <text:p>8.447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46698">
                <text:p>8.446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46698">
                <text:p>8.446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46013">
                <text:p>8.446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46013">
                <text:p>8.446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